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0mm" table:align="margins" style:writing-mode="rl-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6" style:family="table">
      <style:table-properties style:width="170mm" table:align="margins" style:writing-mode="lr-tb"/>
    </style:style>
    <style:style style:name="Table6.A" style:family="table-column">
      <style:table-column-properties style:column-width="170mm" style:rel-column-width="65535*"/>
    </style:style>
    <style:style style:name="Table6.A1" style:family="table-cell">
      <style:table-cell-properties fo:background-color="#e6e6e6" fo:padding="0.97mm" fo:border="0.02mm solid #000000">
        <style:background-image/>
      </style:table-cell-properties>
    </style:style>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Table8" style:family="table">
      <style:table-properties style:width="170mm" table:align="margins" style:writing-mode="lr-tb"/>
    </style:style>
    <style:style style:name="Table8.A" style:family="table-column">
      <style:table-column-properties style:column-width="170mm" style:rel-column-width="65535*"/>
    </style:style>
    <style:style style:name="Table8.A1" style:family="table-cell">
      <style:table-cell-properties fo:background-color="#e6e6e6" fo:padding="0.97mm" fo:border="0.02mm solid #000000">
        <style:background-image/>
      </style:table-cell-properties>
    </style:style>
    <style:style style:name="Table9" style:family="table">
      <style:table-properties style:width="170mm" table:align="margins" style:writing-mode="rl-tb"/>
    </style:style>
    <style:style style:name="Table9.A" style:family="table-column">
      <style:table-column-properties style:column-width="170mm" style:rel-column-width="65535*"/>
    </style:style>
    <style:style style:name="Table9.A1" style:family="table-cell">
      <style:table-cell-properties fo:background-color="#e6e6e6" fo:padding="0.97mm" fo:border="0.02mm solid #000000">
        <style:background-image/>
      </style:table-cell-properties>
    </style:style>
    <style:style style:name="Table10" style:family="table">
      <style:table-properties style:width="170mm" table:align="margins" style:writing-mode="lr-tb"/>
    </style:style>
    <style:style style:name="Table10.A" style:family="table-column">
      <style:table-column-properties style:column-width="170mm" style:rel-column-width="65535*"/>
    </style:style>
    <style:style style:name="Table10.A1" style:family="table-cell">
      <style:table-cell-properties fo:background-color="#e6e6e6" fo:padding="0.97mm" fo:border="0.02mm solid #000000">
        <style:background-image/>
      </style:table-cell-properties>
    </style:style>
    <style:style style:name="Table12" style:family="table">
      <style:table-properties style:width="170mm" table:align="margins" style:writing-mode="lr-tb"/>
    </style:style>
    <style:style style:name="Table12.A" style:family="table-column">
      <style:table-column-properties style:column-width="170mm" style:rel-column-width="65535*"/>
    </style:style>
    <style:style style:name="Table12.A1" style:family="table-cell">
      <style:table-cell-properties fo:background-color="#e6e6e6" fo:padding="0.97mm" fo:border="0.02mm solid #000000">
        <style:background-image/>
      </style:table-cell-properties>
    </style:style>
    <style:style style:name="Table11" style:family="table">
      <style:table-properties style:width="170mm" table:align="margins" style:writing-mode="lr-tb"/>
    </style:style>
    <style:style style:name="Table11.A" style:family="table-column">
      <style:table-column-properties style:column-width="170mm" style:rel-column-width="65535*"/>
    </style:style>
    <style:style style:name="Table11.A1" style:family="table-cell">
      <style:table-cell-properties fo:background-color="#e6e6e6" fo:padding="0.97mm" fo:border="0.02mm solid #000000">
        <style:background-image/>
      </style:table-cell-properties>
    </style:style>
    <style:style style:name="Table13" style:family="table">
      <style:table-properties style:width="170mm" table:align="margins" style:writing-mode="lr-tb"/>
    </style:style>
    <style:style style:name="Table13.A" style:family="table-column">
      <style:table-column-properties style:column-width="170mm" style:rel-column-width="65535*"/>
    </style:style>
    <style:style style:name="Table13.A1" style:family="table-cell">
      <style:table-cell-properties fo:background-color="#e6e6e6" fo:padding="0.97mm" fo:border="0.02mm solid #000000">
        <style:background-image/>
      </style:table-cell-properties>
    </style:style>
    <style:style style:name="Table14" style:family="table">
      <style:table-properties style:width="170mm" table:align="margins" style:writing-mode="lr-tb"/>
    </style:style>
    <style:style style:name="Table14.A" style:family="table-column">
      <style:table-column-properties style:column-width="170mm" style:rel-column-width="65535*"/>
    </style:style>
    <style:style style:name="Table14.A1" style:family="table-cell">
      <style:table-cell-properties fo:background-color="#e6e6e6" fo:padding="0.97mm" fo:border="0.02mm solid #000000">
        <style:background-image/>
      </style:table-cell-properties>
    </style:style>
    <style:style style:name="Table15" style:family="table">
      <style:table-properties style:width="170mm" table:align="margins" style:writing-mode="lr-tb"/>
    </style:style>
    <style:style style:name="Table15.A" style:family="table-column">
      <style:table-column-properties style:column-width="170mm" style:rel-column-width="65535*"/>
    </style:style>
    <style:style style:name="Table15.A1" style:family="table-cell">
      <style:table-cell-properties fo:background-color="#e6e6e6" fo:padding="0.97mm" fo:border="0.02mm solid #000000">
        <style:background-image/>
      </style:table-cell-properties>
    </style:style>
    <style:style style:name="Table16" style:family="table">
      <style:table-properties style:width="170mm" table:align="margins" style:writing-mode="lr-tb"/>
    </style:style>
    <style:style style:name="Table16.A" style:family="table-column">
      <style:table-column-properties style:column-width="170mm" style:rel-column-width="65535*"/>
    </style:style>
    <style:style style:name="Table16.A1" style:family="table-cell">
      <style:table-cell-properties fo:background-color="#e6e6e6" fo:padding="0.97mm" fo:border="0.02mm solid #000000">
        <style:background-image/>
      </style:table-cell-properties>
    </style:style>
    <style:style style:name="Table17" style:family="table">
      <style:table-properties style:width="170mm" table:align="margins" style:writing-mode="lr-tb"/>
    </style:style>
    <style:style style:name="Table17.A" style:family="table-column">
      <style:table-column-properties style:column-width="170mm" style:rel-column-width="65535*"/>
    </style:style>
    <style:style style:name="Table17.A1" style:family="table-cell">
      <style:table-cell-properties fo:background-color="#e6e6e6" fo:padding="0.97mm" fo:border="0.02mm solid #000000">
        <style:background-image/>
      </style:table-cell-properties>
    </style:style>
    <style:style style:name="Table18" style:family="table">
      <style:table-properties style:width="170mm" table:align="margins" style:writing-mode="lr-tb"/>
    </style:style>
    <style:style style:name="Table18.A" style:family="table-column">
      <style:table-column-properties style:column-width="170mm" style:rel-column-width="65535*"/>
    </style:style>
    <style:style style:name="Table18.A1" style:family="table-cell">
      <style:table-cell-properties fo:background-color="#e6e6e6" fo:padding="0.97mm" fo:border="0.02mm solid #000000">
        <style:background-image/>
      </style:table-cell-properties>
    </style:style>
    <style:style style:name="Table19" style:family="table">
      <style:table-properties style:width="170mm" table:align="margins" style:writing-mode="lr-tb"/>
    </style:style>
    <style:style style:name="Table19.A" style:family="table-column">
      <style:table-column-properties style:column-width="170mm" style:rel-column-width="65535*"/>
    </style:style>
    <style:style style:name="Table19.A1" style:family="table-cell">
      <style:table-cell-properties fo:background-color="#e6e6e6" fo:padding="0.97mm" fo:border="0.02mm solid #000000">
        <style:background-image/>
      </style:table-cell-properties>
    </style:style>
    <style:style style:name="Table20" style:family="table">
      <style:table-properties style:width="170mm" table:align="margins" style:writing-mode="lr-tb"/>
    </style:style>
    <style:style style:name="Table20.A" style:family="table-column">
      <style:table-column-properties style:column-width="170mm" style:rel-column-width="65535*"/>
    </style:style>
    <style:style style:name="Table20.A1" style:family="table-cell">
      <style:table-cell-properties fo:background-color="#e6e6e6" fo:padding="0.97mm" fo:border="0.02mm solid #000000">
        <style:background-image/>
      </style:table-cell-properties>
    </style:style>
    <style:style style:name="Table21" style:family="table">
      <style:table-properties style:width="170mm" table:align="margins" style:writing-mode="lr-tb"/>
    </style:style>
    <style:style style:name="Table21.A" style:family="table-column">
      <style:table-column-properties style:column-width="170mm" style:rel-column-width="65535*"/>
    </style:style>
    <style:style style:name="Table21.A1" style:family="table-cell">
      <style:table-cell-properties fo:background-color="#e6e6e6" fo:padding="0.97mm" fo:border="0.02mm solid #000000">
        <style:background-image/>
      </style:table-cell-properties>
    </style:style>
    <style:style style:name="Table22" style:family="table">
      <style:table-properties style:width="170mm" table:align="margins" style:writing-mode="lr-tb"/>
    </style:style>
    <style:style style:name="Table22.A" style:family="table-column">
      <style:table-column-properties style:column-width="170mm" style:rel-column-width="65535*"/>
    </style:style>
    <style:style style:name="Table22.A1" style:family="table-cell">
      <style:table-cell-properties fo:background-color="#e6e6e6" fo:padding="0.97mm" fo:border="0.02mm solid #000000">
        <style:background-image/>
      </style:table-cell-properties>
    </style:style>
    <style:style style:name="Table23" style:family="table">
      <style:table-properties style:width="170mm" table:align="margins" style:writing-mode="lr-tb"/>
    </style:style>
    <style:style style:name="Table23.A" style:family="table-column">
      <style:table-column-properties style:column-width="170mm" style:rel-column-width="65535*"/>
    </style:style>
    <style:style style:name="Table23.A1" style:family="table-cell">
      <style:table-cell-properties fo:background-color="#e6e6e6" fo:padding="0.97mm" fo:border="0.02mm solid #000000">
        <style:background-image/>
      </style:table-cell-properties>
    </style:style>
    <style:style style:name="Table25" style:family="table">
      <style:table-properties style:width="170mm" table:align="margins" style:writing-mode="lr-tb"/>
    </style:style>
    <style:style style:name="Table25.A" style:family="table-column">
      <style:table-column-properties style:column-width="170mm" style:rel-column-width="65535*"/>
    </style:style>
    <style:style style:name="Table25.A1" style:family="table-cell">
      <style:table-cell-properties fo:background-color="#e6e6e6" fo:padding="0.97mm" fo:border="0.02mm solid #000000">
        <style:background-image/>
      </style:table-cell-properties>
    </style:style>
    <style:style style:name="Table26" style:family="table">
      <style:table-properties style:width="170mm" table:align="margins" style:writing-mode="lr-tb"/>
    </style:style>
    <style:style style:name="Table26.A" style:family="table-column">
      <style:table-column-properties style:column-width="170mm" style:rel-column-width="65535*"/>
    </style:style>
    <style:style style:name="Table26.A1" style:family="table-cell">
      <style:table-cell-properties fo:background-color="#e6e6e6" fo:padding="0.97mm" fo:border="0.02mm solid #000000">
        <style:background-image/>
      </style:table-cell-properties>
    </style:style>
    <style:style style:name="Table24" style:family="table">
      <style:table-properties style:width="170mm" table:align="margins" style:writing-mode="lr-tb"/>
    </style:style>
    <style:style style:name="Table24.A" style:family="table-column">
      <style:table-column-properties style:column-width="170mm" style:rel-column-width="65535*"/>
    </style:style>
    <style:style style:name="Table24.A1" style:family="table-cell">
      <style:table-cell-properties fo:background-color="#e6e6e6" fo:padding="0.97mm" fo:border="0.02mm solid #000000">
        <style:background-image/>
      </style:table-cell-properties>
    </style:style>
    <style:style style:name="Table27" style:family="table">
      <style:table-properties style:width="170mm" table:align="margins" style:writing-mode="lr-tb"/>
    </style:style>
    <style:style style:name="Table27.A" style:family="table-column">
      <style:table-column-properties style:column-width="170mm" style:rel-column-width="65535*"/>
    </style:style>
    <style:style style:name="Table27.A1" style:family="table-cell">
      <style:table-cell-properties fo:background-color="#e6e6e6" fo:padding="0.97mm" fo:border="0.02mm solid #000000">
        <style:background-image/>
      </style:table-cell-properties>
    </style:style>
    <style:style style:name="Table29" style:family="table">
      <style:table-properties style:width="170mm" table:align="margins" style:writing-mode="lr-tb"/>
    </style:style>
    <style:style style:name="Table29.A" style:family="table-column">
      <style:table-column-properties style:column-width="170mm" style:rel-column-width="65535*"/>
    </style:style>
    <style:style style:name="Table29.A1" style:family="table-cell">
      <style:table-cell-properties fo:background-color="#e6e6e6" fo:padding="0.97mm" fo:border="0.02mm solid #000000">
        <style:background-image/>
      </style:table-cell-properties>
    </style:style>
    <style:style style:name="Table28" style:family="table">
      <style:table-properties style:width="170mm" table:align="margins" style:writing-mode="lr-tb"/>
    </style:style>
    <style:style style:name="Table28.A" style:family="table-column">
      <style:table-column-properties style:column-width="170mm" style:rel-column-width="65535*"/>
    </style:style>
    <style:style style:name="Table28.A1" style:family="table-cell">
      <style:table-cell-properties fo:background-color="#e6e6e6" fo:padding="0.97mm" fo:border="0.02mm solid #000000">
        <style:background-image/>
      </style:table-cell-properties>
    </style:style>
    <style:style style:name="Table30" style:family="table">
      <style:table-properties style:width="170mm" table:align="margins" style:writing-mode="lr-tb"/>
    </style:style>
    <style:style style:name="Table30.A" style:family="table-column">
      <style:table-column-properties style:column-width="170mm" style:rel-column-width="65535*"/>
    </style:style>
    <style:style style:name="Table30.A1" style:family="table-cell">
      <style:table-cell-properties fo:background-color="#e6e6e6" fo:padding="0.97mm" fo:border="0.02mm solid #000000">
        <style:background-image/>
      </style:table-cell-properties>
    </style:style>
    <style:style style:name="Table31" style:family="table">
      <style:table-properties style:width="170mm" table:align="margins" style:writing-mode="lr-tb"/>
    </style:style>
    <style:style style:name="Table31.A" style:family="table-column">
      <style:table-column-properties style:column-width="170mm" style:rel-column-width="65535*"/>
    </style:style>
    <style:style style:name="Table31.A1" style:family="table-cell">
      <style:table-cell-properties fo:background-color="#e6e6e6" fo:padding="0.97mm" fo:border="0.02mm solid #000000">
        <style:background-image/>
      </style:table-cell-properties>
    </style:style>
    <style:style style:name="Table41" style:family="table">
      <style:table-properties style:width="170mm" table:align="margins" style:writing-mode="lr-tb"/>
    </style:style>
    <style:style style:name="Table41.A" style:family="table-column">
      <style:table-column-properties style:column-width="170mm" style:rel-column-width="65535*"/>
    </style:style>
    <style:style style:name="Table41.A1" style:family="table-cell">
      <style:table-cell-properties fo:background-color="#e6e6e6" fo:padding="0.97mm" fo:border="0.02mm solid #000000">
        <style:background-image/>
      </style:table-cell-properties>
    </style:style>
    <style:style style:name="Table32" style:family="table">
      <style:table-properties style:width="170mm" table:align="margins" style:writing-mode="lr-tb"/>
    </style:style>
    <style:style style:name="Table32.A" style:family="table-column">
      <style:table-column-properties style:column-width="170mm" style:rel-column-width="65535*"/>
    </style:style>
    <style:style style:name="Table32.A1" style:family="table-cell">
      <style:table-cell-properties fo:background-color="#e6e6e6" fo:padding="0.97mm" fo:border="0.02mm solid #000000">
        <style:background-image/>
      </style:table-cell-properties>
    </style:style>
    <style:style style:name="Table33" style:family="table">
      <style:table-properties style:width="170mm" table:align="margins" style:writing-mode="lr-tb"/>
    </style:style>
    <style:style style:name="Table33.A" style:family="table-column">
      <style:table-column-properties style:column-width="170mm" style:rel-column-width="65535*"/>
    </style:style>
    <style:style style:name="Table33.A1" style:family="table-cell">
      <style:table-cell-properties fo:background-color="#e6e6e6" fo:padding="0.97mm" fo:border="0.02mm solid #000000">
        <style:background-image/>
      </style:table-cell-properties>
    </style:style>
    <style:style style:name="Table34" style:family="table">
      <style:table-properties style:width="170mm" table:align="margins" style:writing-mode="lr-tb"/>
    </style:style>
    <style:style style:name="Table34.A" style:family="table-column">
      <style:table-column-properties style:column-width="170mm" style:rel-column-width="65535*"/>
    </style:style>
    <style:style style:name="Table34.A1" style:family="table-cell">
      <style:table-cell-properties fo:background-color="#e6e6e6" fo:padding="0.97mm" fo:border="0.02mm solid #000000">
        <style:background-image/>
      </style:table-cell-properties>
    </style:style>
    <style:style style:name="Table35" style:family="table">
      <style:table-properties style:width="170mm" table:align="margins" style:writing-mode="lr-tb"/>
    </style:style>
    <style:style style:name="Table35.A" style:family="table-column">
      <style:table-column-properties style:column-width="170mm" style:rel-column-width="65535*"/>
    </style:style>
    <style:style style:name="Table35.A1" style:family="table-cell">
      <style:table-cell-properties fo:background-color="#e6e6e6" fo:padding="0.97mm" fo:border="0.02mm solid #000000">
        <style:background-image/>
      </style:table-cell-properties>
    </style:style>
    <style:style style:name="Table36" style:family="table">
      <style:table-properties style:width="170mm" table:align="margins" style:writing-mode="lr-tb"/>
    </style:style>
    <style:style style:name="Table36.A" style:family="table-column">
      <style:table-column-properties style:column-width="170mm" style:rel-column-width="65535*"/>
    </style:style>
    <style:style style:name="Table36.A1" style:family="table-cell">
      <style:table-cell-properties fo:background-color="#e6e6e6" fo:padding="0.97mm" fo:border="0.02mm solid #000000">
        <style:background-image/>
      </style:table-cell-properties>
    </style:style>
    <style:style style:name="Table37" style:family="table">
      <style:table-properties style:width="170mm" table:align="margins" style:writing-mode="lr-tb"/>
    </style:style>
    <style:style style:name="Table37.A" style:family="table-column">
      <style:table-column-properties style:column-width="170mm" style:rel-column-width="65535*"/>
    </style:style>
    <style:style style:name="Table37.A1" style:family="table-cell">
      <style:table-cell-properties fo:background-color="#e6e6e6" fo:padding="0.97mm" fo:border="0.02mm solid #000000">
        <style:background-image/>
      </style:table-cell-properties>
    </style:style>
    <style:style style:name="Table38" style:family="table">
      <style:table-properties style:width="169.95mm" table:align="left" style:writing-mode="lr-tb"/>
    </style:style>
    <style:style style:name="Table38.A" style:family="table-column">
      <style:table-column-properties style:column-width="7.44mm"/>
    </style:style>
    <style:style style:name="Table38.B" style:family="table-column">
      <style:table-column-properties style:column-width="162.51mm"/>
    </style:style>
    <style:style style:name="Table38.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38.B1" style:family="table-cell">
      <style:table-cell-properties fo:background-color="#e6e6e6" fo:padding="0.97mm" fo:border-left="none" fo:border-right="0.02mm solid #000000" fo:border-top="0.02mm solid #000000" fo:border-bottom="0.02mm solid #000000">
        <style:background-image/>
      </style:table-cell-properties>
    </style:style>
    <style:style style:name="Table39" style:family="table">
      <style:table-properties style:width="170mm" table:align="margins" style:writing-mode="lr-tb"/>
    </style:style>
    <style:style style:name="Table39.A" style:family="table-column">
      <style:table-column-properties style:column-width="170mm" style:rel-column-width="65535*"/>
    </style:style>
    <style:style style:name="Table39.A1" style:family="table-cell">
      <style:table-cell-properties fo:background-color="#e6e6e6" fo:padding="0.97mm" fo:border="0.02mm solid #000000">
        <style:background-image/>
      </style:table-cell-properties>
    </style:style>
    <style:style style:name="Table40" style:family="table">
      <style:table-properties style:width="170mm" table:align="margins" style:writing-mode="lr-tb"/>
    </style:style>
    <style:style style:name="Table40.A" style:family="table-column">
      <style:table-column-properties style:column-width="170mm" style:rel-column-width="65535*"/>
    </style:style>
    <style:style style:name="Table40.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7" style:family="paragraph" style:parent-style-name="Standard">
      <style:paragraph-properties fo:margin-left="0mm" fo:margin-right="0mm" fo:text-align="justify" style:justify-single-word="false" fo:text-indent="0mm" style:auto-text-indent="false" style:writing-mode="rl-tb"/>
    </style:style>
    <style:style style:name="P8" style:family="paragraph" style:parent-style-name="Standard">
      <style:paragraph-properties fo:margin-left="0mm" fo:margin-right="0mm" fo:text-align="justify" style:justify-single-word="false" fo:text-indent="0mm" style:auto-text-indent="false" style:writing-mode="rl-tb"/>
      <style:text-properties fo:font-weight="bold" style:font-weight-asian="bold" style:font-weight-complex="bold"/>
    </style:style>
    <style:style style:name="P9" style:family="paragraph" style:parent-style-name="Standard">
      <style:paragraph-properties fo:margin-left="0mm" fo:margin-right="0mm" fo:text-align="justify" style:justify-single-word="false" fo:text-indent="0mm" style:auto-text-indent="false" style:writing-mode="rl-tb"/>
      <style:text-properties fo:font-weight="normal" style:font-weight-asian="normal" style:font-weight-complex="normal"/>
    </style:style>
    <style:style style:name="P10"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1" style:family="paragraph" style:parent-style-name="Standard">
      <style:paragraph-properties fo:margin-left="0mm" fo:margin-right="0mm" fo:text-align="end" style:justify-single-word="false" fo:text-indent="0mm"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2" style:family="paragraph" style:parent-style-name="Standard">
      <style:paragraph-properties fo:margin-left="0mm" fo:margin-right="0mm" fo:text-align="justify" style:justify-single-word="false" fo:text-indent="0mm" style:auto-text-indent="false" style:writing-mode="lr-tb"/>
      <style:text-properties style:font-name="XB Zar" fo:font-size="13pt" fo:font-weight="normal" fo:background-color="transparent" style:font-size-asian="13pt" style:font-weight-asian="normal" style:font-name-complex="XB Zar" style:font-size-complex="13pt" style:font-weight-complex="normal"/>
    </style:style>
    <style:style style:name="P1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1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transparent" style:font-size-asian="13pt" style:font-name-complex="XB Zar" style:font-size-complex="13pt"/>
    </style:style>
    <style:style style:name="T8" style:family="text">
      <style:text-properties style:font-name="XB Zar" fo:font-size="13pt" fo:background-color="transparent" style:font-size-asian="13pt" style:font-name-complex="FreeMono" style:font-size-complex="13pt"/>
    </style:style>
    <style:style style:name="T9"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۵- مفاهیم و دستورهای اولیه</text:p>
      <text:p text:style-name="P1"/>
      <text:p text:style-name="P1"/>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text:soft-page-break/>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کیبور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0">root@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0">root@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0">root@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0">root@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0">root@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0">root@debian:~# passwd user1</text:p>
            <text:p text:style-name="P10">Enter new UNIX password:</text:p>
            <text:p text:style-name="P10">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0">root@debian:~# addgroup group1</text:p>
            <text:p text:style-name="P10"><text:soft-page-break/>root@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کیبور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oft-page-break/><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0">user1@debian:~$ cd Desktop</text:p>
            <text:p text:style-name="P10">user1@debian:~/Desktop$ cd /home/user1/Desktop</text:p>
            <text:p text:style-name="P10">user1@debian:~/Desktop$ cd ..</text:p>
            <text:p text:style-name="P10">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0">user1@debian:~$ pwd</text:p>
            <text:p text:style-name="P10">/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0">user1@debian:~$ ls</text:p>
            <text:p text:style-name="P10">root@debian:~# ls -l</text:p>
            <text:p text:style-name="P10">-rw-r--r-- 1 root root <text:s/>2818 Jan 20 23:58 ca.crt </text:p>
            <text:p text:style-name="P10">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0">root@debian:~# chmod a+rwx Desktop</text:p>
            <text:p text:style-name="P10">root@debian:~# ls -l</text:p>
            <text:p text:style-name="P10">-rw-r--r-- 1 root root <text:s/>2818 Jan 20 23:58 ca.crt </text:p>
            <text:p text:style-name="P10"><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0">root@debian:~# chown -R user1.user1 Desktop</text:p>
            <text:p text:style-name="P10">root@debian:~# ls -l</text:p>
            <text:p text:style-name="P10">-rw-r--r-- 1 root <text:s text:c="2"/>root <text:s text:c="2"/>2818 Jan 20 23:58 ca.crt </text:p>
            <text:p text:style-name="P10">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0">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0">user1@debian:~/Desktop$ file sfd_ph_20111.mp3</text:p>
            <text:p text:style-name="P10">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0">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0">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0">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0">root@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0">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0">root@debian:~# du -h</text:p>
            <text:p text:style-name="P10">16K<text:tab/>./Desktop</text:p>
            <text:p text:style-name="P10">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0">root@debian:~# df -h</text:p>
            <text:p text:style-name="P10">Filesystem <text:s text:c="11"/>Size <text:s/>Used Avail Use% Mounted on </text:p>
            <text:p text:style-name="P10">/dev/sda1 <text:s text:c="13"/>71G <text:s text:c="2"/>50G <text:s text:c="2"/>21G <text:s/>70% / </text:p>
            <text:p text:style-name="P10">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text:soft-page-break/>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0">user1@debian:~$ ps ux</text:p>
            <text:p text:style-name="P10">USER <text:s text:c="4"/>PID %CPU %MEM <text:s text:c="3"/>VSZ <text:s text:c="2"/>RSS TTY <text:s text:c="5"/>STAT START <text:s text:c="2"/>TIME COMMAND</text:p>
            <text:p text:style-name="P10">user1 <text:s text:c="2"/>1501 <text:s/>0.0 <text:s/>0.2 <text:s/>25844 <text:s/>2444 ? <text:s text:c="7"/>Sl <text:s text:c="2"/>16:15 <text:s text:c="2"/>0:00 /usr/bin/gn...</text:p>
            <text:p text:style-name="P10">user1 <text:s text:c="2"/>1576 <text:s/>0.0 <text:s/>0.6 <text:s/>27012 <text:s/>6356 ? <text:s text:c="7"/>Ssl <text:s/>16:15 <text:s text:c="2"/>0:00 x-session...</text:p>
            <text:p text:style-name="P10">user1 <text:s text:c="2"/>1618 <text:s/>0.0 <text:s/>0.0 <text:s text:c="2"/>3236 <text:s text:c="2"/>348 ? <text:s text:c="7"/>Ss <text:s text:c="2"/>16:15 <text:s text:c="2"/>0:00 /usr/bin/ss...</text:p>
            <text:p text:style-name="P10">user1 <text:s text:c="2"/>1621 <text:s/>0.0 <text:s/>0.0 <text:s text:c="2"/>3288 <text:s text:c="2"/>748 ? <text:s text:c="7"/>S <text:s text:c="3"/>16:15 <text:s text:c="2"/>0:00 /usr/bin/db...</text:p>
            <text:p text:style-name="P10">user1 <text:s text:c="2"/>1632 <text:s/>0.0 <text:s/>0.5 <text:s/>20196 <text:s/>5684 ? <text:s text:c="7"/>Ss <text:s text:c="2"/>16:15 <text:s text:c="2"/>0:00 /usr/bin/se...</text:p>
            <text:p text:style-name="P10">...</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کیبور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0">root@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boot شدن سیستم می‌شود.</text:p>
      <text:p text:style-name="P2"/>
      <text:p text:style-name="P14">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0">user1@debian:~$ man mkdir</text:p>
          </table:table-cell>
        </table:table-row>
      </table:table>
      <text:p text:style-name="P7"><text:span text:style-name="T5">info</text:span><text:span text:style-name="T4">: مانند دستور بالا، برای مشاهده‌ی راهنمای دستورها و نرم‌افزارها استفاده می‌شود.</text:span></text:p>
      <text:p text:style-name="P7"><text:span text:style-name="T5">apropos</text:span><text:span text:style-name="T4">: در نام و توضیح دستورهایی که راهنمای آن‌ها در سیستم موجود است جستجو می‌کند.</text:span></text:p>
      <text:p text:style-name="P7"><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0">user1@debian:~$ whatis whatis</text:p>
            <text:p text:style-name="P10">whatis (1) <text:s text:c="10"/>- display manual page descriptions</text:p>
          </table:table-cell>
        </table:table-row>
      </table:table>
      <text:p text:style-name="P7"><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0">root@debian:~# head /var/log/dmesg</text:p>
            <text:p text:style-name="P10">[ <text:s text:c="3"/>0.000000] Initializing cgroup subsys cpuset </text:p>
            <text:p text:style-name="P10">[ <text:s text:c="3"/>0.000000] Initializing cgroup subsys cpu </text:p>
            <text:p text:style-name="P10">[ <text:s text:c="3"/>0.000000] Linux version 2.6.32-5-686 (Debian 2.6.32-35) (dannf@debian.org) (gcc version 4.3.5 (Debian 4.3.5-4) ) #1 SMP Mon Jun 13 04:13:06 UTC 2011</text:p>
            <text:p text:style-name="P10">...</text:p>
          </table:table-cell>
        </table:table-row>
      </table:table>
      <text:p text:style-name="P7"><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10">root@debian:~# tail /var/log/dmesg</text:p>
            <text:p text:style-name="P10"><text:soft-page-break/>[ <text:s text:c="2"/>23.546050] 0000:02:00.0: eth0: 10/100 speed: disabling TSO </text:p>
            <text:p text:style-name="P10">[ <text:s text:c="2"/>23.549994] ADDRCONF(NETDEV_CHANGE): eth0: link becomes ready</text:p>
            <text:p text:style-name="P10">...</text:p>
          </table:table-cell>
        </table:table-row>
      </table:table>
      <text:p text:style-name="P7"><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0">root@debian:~# cat /var/log/dmesg</text:p>
            <text:p text:style-name="P10">[ <text:s text:c="3"/>0.000000] Initializing cgroup subsys cpuset </text:p>
            <text:p text:style-name="P10">[ <text:s text:c="3"/>0.000000] Initializing cgroup subsys cpu </text:p>
            <text:p text:style-name="P10">[ <text:s text:c="3"/>0.000000] Linux version 2.6.32-5-686 (Debian 2.6.32-35) (dannf@debian.org) (gcc version 4.3.5 (Debian 4.3.5-4) ) #1 SMP Mon Jun 13 04:13:06 UTC 2011</text:p>
            <text:p text:style-name="P10">...</text:p>
          </table:table-cell>
        </table:table-row>
      </table:table>
      <text:p text:style-name="P7"><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0">root@debian:~# echo testing...</text:p>
            <text:p text:style-name="P10">testing...</text:p>
          </table:table-cell>
        </table:table-row>
      </table:table>
      <text:p text:style-name="P7"><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0">root@debian:~# nano /etc/hostname</text:p>
          </table:table-cell>
        </table:table-row>
      </table:table>
      <text:p text:style-name="P7"><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0">root@debian:~# date</text:p>
            <text:p text:style-name="P10">Wed Jul 20 18:03:24 IRDT 2011</text:p>
          </table:table-cell>
        </table:table-row>
      </table:table>
      <text:p text:style-name="P7"><text:span text:style-name="T5">whoami</text:span><text:span text:style-name="T4">: نام کاربر جاری را نمایش می‌دهد.</text:span></text:p>
      <text:p text:style-name="P7"><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7"><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0">root@debian:~# uname -a</text:p>
            <text:p text:style-name="P10">Linux debian 2.6.32-5-686 #1 SMP Mon Jun 13 04:13:06 UTC 2011 i686 GNU/Linux</text:p>
          </table:table-cell>
        </table:table-row>
      </table:table>
      <text:p text:style-name="P7"><text:span text:style-name="T5">hostname</text:span><text:span text:style-name="T4">: نام سیستمی را که در هنگام نصب تنظیم کرده‌ایم، نمایش می‌دهد. نام سیستم از مسیر etc/hostname/ قابل دسترسی است.</text:span></text:p>
      <text:p text:style-name="P7"><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0">root@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0">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text:soft-page-break/>را ویرایش و ذخیره کند.</text:p>
      <table:table table:name="Table36" table:style-name="Table36">
        <table:table-column table:style-name="Table36.A"/>
        <table:table-row>
          <table:table-cell table:style-name="Table36.A1" office:value-type="string">
            <text:p text:style-name="P10">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8"><text:span text:style-name="T6">۵-۵- پوسته</text:span><text:span text:style-name="T4"><text:note text:id="ftn24" text:note-class="footnote"><text:note-citation>24</text:note-citation><text:note-body><text:p text:style-name="Footnote">Shell</text:p></text:note-body></text:note></text:span></text:p>
      <text:p text:style-name="P9"><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7"><text:note text:id="ftn26" text:note-class="footnote"><text:note-citation>26</text:note-citation><text:note-body><text:p text:style-name="Footnote">Script</text:p></text:note-body></text:note></text:span><text:span text:style-name="T7">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0">user1@debian:~$ touch script.sh</text:p>
            <text:p text:style-name="P10">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able:table-cell>
          <table:table-cell table:style-name="Table38.B1" office:value-type="string">
            <text:p text:style-name="P10">#!/bin/bash</text:p>
            <text:p text:style-name="P10"/>
            <text:p text:style-name="P10"># This script makes a backup of our chosen directory</text:p>
            <text:p text:style-name="P10"># syntax: ./script.sh [source-directory-path] [destination-directory-name]</text:p>
            <text:p text:style-name="P10"/>
            <text:p text:style-name="P10">echo “Backing up files into $2...”</text:p>
            <text:p text:style-name="P10">cp -R $1 $2-`date +%F-%R`</text:p>
            <text:p text:style-name="P10">echo “Backup process completed successfully.”</text:p>
            <text:p text:style-name="P10">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text:soft-page-break/>البته خط اول استثناء است.</text:p>
      <text:p text:style-name="P1">خط ۵: خط خالی نادیده گرفته می‌شود.</text:p>
      <text:p text:style-name="P9"><text:span text:style-name="T7">خط ۶: خطی را در خروجی نمایش می‌دهد تا به کاربر اطلاع دهد که چه مرحله‌ای در حال اجرا است. این خط فقط برای اطلاع‌رسانی به کاربر است. متغیر </text:span><text:span text:style-name="T8">2$</text:span><text:span text:style-name="T7">همان پارامتر دومی است که توسط کاربر به دستور داده می‌شود.</text:span></text:p>
      <text:p text:style-name="P9"><text:span text:style-name="T7">خط ۷: این دستور محتوای دایرکتوری مشخص شده با متغیر </text:span><text:span text:style-name="T8">1$</text:span><text:span text:style-name="T7"> را که مسیر دایرکتوری مورد نظر را تعیین می‌کند، به همراه تمام فایل‌ها و پوشه‌های زیر مجموعه‌ی آن در دایرکتوری </text:span><text:span text:style-name="T8">2$</text:span><text:span text:style-name="T7"> کپی می‌کند. همچنین خروجی دستور </text:span><text:span text:style-name="T9">date +%F-%T </text:span><text:span text:style-name="T7">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0">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0">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مانند نمونه‌ی زیر خواهد بود:</text:p>
      <text:p text:style-name="P12">backup-2011-07-26-1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8T00:28:08</dc:date>
    <dc:creator>Mostafa Moradian</dc:creator>
    <meta:editing-duration>P1DT1H36M32S</meta:editing-duration>
    <meta:editing-cycles>1477</meta:editing-cycles>
    <meta:generator>LibreOffice/3.3$Linux LibreOffice_project/330m19$Build-202</meta:generator>
    <meta:document-statistic meta:table-count="41" meta:image-count="0" meta:object-count="0" meta:page-count="10" meta:paragraph-count="257" meta:word-count="4167" meta:character-count="22200"/>
  </office:meta>
</office:document-meta>
</file>